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53d5" officeooo:paragraph-rsid="001653d5"/>
    </style:style>
    <style:style style:name="P2" style:family="paragraph" style:parent-style-name="Standard">
      <style:paragraph-properties fo:text-align="center" style:justify-single-word="false"/>
      <style:text-properties officeooo:rsid="001653d5" officeooo:paragraph-rsid="001653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muel LE BERRE</text:p>
      <text:p text:style-name="P2">Traitement numérique TP : 6</text:p>
      <text:p text:style-name="P2">22/10/19</text:p>
      <text:p text:style-name="P1"/>
      <text:p text:style-name="P1">Question 1.1</text:p>
      <text:p text:style-name="P1"/>
      <text:p text:style-name="P1">Pour travailler sur des images vous devrez importer les librairies :</text:p>
      <text:p text:style-name="P1"><text:tab/>import matplotlib.pyplot as plt</text:p>
      <text:p text:style-name="P1"><text:tab/>import matplotlib.image as mpimg</text:p>
      <text:p text:style-name="P1"/>
      <text:p text:style-name="P1">On chargera l’image à l’aide de :</text:p>
      <text:p text:style-name="P1"><text:tab/>mpimg.imread('Images/lena.png')</text:p>
      <text:p text:style-name="P1">Et on les affichera avec :</text:p>
      <text:p text:style-name="P1"><text:tab/>plt.imshow(im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4:09:16.222234737</meta:creation-date>
    <dc:date>2019-10-22T14:12:41.712130709</dc:date>
    <meta:editing-duration>PT3M26S</meta:editing-duration>
    <meta:editing-cycles>1</meta:editing-cycles>
    <meta:document-statistic meta:table-count="0" meta:image-count="0" meta:object-count="0" meta:page-count="1" meta:paragraph-count="11" meta:word-count="45" meta:character-count="302" meta:non-whitespace-character-count="264"/>
    <meta:generator>LibreOffice/5.3.6.1$Linux_X86_64 LibreOffice_project/30$Build-1</meta:generator>
  </office:meta>
</office:document-meta>
</file>